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d42b" officeooo:paragraph-rsid="001ed42b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ed42b" officeooo:paragraph-rsid="001ed42b"/>
    </style:style>
    <style:style style:name="P3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officeooo:rsid="001ed42b" officeooo:paragraph-rsid="001ed42b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20684e" officeooo:paragraph-rsid="0020684e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08701" officeooo:paragraph-rsid="00208701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11740" officeooo:paragraph-rsid="00211740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11740" officeooo:paragraph-rsid="002870ec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630c7" officeooo:paragraph-rsid="002630c7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870ec" officeooo:paragraph-rsid="002870ec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2a184e" officeooo:paragraph-rsid="002a184e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2b2e71" officeooo:paragraph-rsid="002b2e71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2ca2d5" officeooo:paragraph-rsid="002ca2d5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2da21e" officeooo:paragraph-rsid="002da21e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2f0268" officeooo:paragraph-rsid="002f026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304027" officeooo:paragraph-rsid="00304027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316b6c" officeooo:paragraph-rsid="00316b6c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33bb79" officeooo:paragraph-rsid="0033bb79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2630c7" officeooo:paragraph-rsid="002630c7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3781d7" officeooo:paragraph-rsid="003781d7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396d1c" officeooo:paragraph-rsid="00396d1c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3bbee0" officeooo:paragraph-rsid="00396d1c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3bbee0" officeooo:paragraph-rsid="003bbee0"/>
    </style:style>
    <style:style style:name="T1" style:family="text">
      <style:text-properties officeooo:rsid="0020684e"/>
    </style:style>
    <style:style style:name="T2" style:family="text">
      <style:text-properties officeooo:rsid="0026a9d0"/>
    </style:style>
    <style:style style:name="T3" style:family="text">
      <style:text-properties officeooo:rsid="002870ec"/>
    </style:style>
    <style:style style:name="T4" style:family="text">
      <style:text-properties officeooo:rsid="002b2e71"/>
    </style:style>
    <style:style style:name="T5" style:family="text">
      <style:text-properties officeooo:rsid="002f0268"/>
    </style:style>
    <style:style style:name="T6" style:family="text">
      <style:text-properties officeooo:rsid="00316b6c"/>
    </style:style>
    <style:style style:name="T7" style:family="text">
      <style:text-properties officeooo:rsid="00354483"/>
    </style:style>
    <style:style style:name="T8" style:family="text">
      <style:text-properties officeooo:rsid="003597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1/8/21<text:line-break/></text:p>
      <text:p text:style-name="P3">Mechanisms</text:p>
      <text:p text:style-name="P2"/>
      <text:p text:style-name="P8"/>
      <text:p text:style-name="P8">Task 2:</text:p>
      <text:p text:style-name="P8"/>
      <text:p text:style-name="P8">I found the word tap, escalator, pendulum, <text:span text:style-name="T2">cam</text:span></text:p>
      <text:p text:style-name="P2"/>
      <text:p text:style-name="P2">Task 3 – Answer:</text:p>
      <text:p text:style-name="P2"/>
      <text:p text:style-name="P2">1- <text:span text:style-name="T1">A cam converts rotary motion into reciprocating motion. This is used in the engine to open and close the valves</text:span></text:p>
      <text:p text:style-name="P2"/>
      <text:p text:style-name="P4">2- Oscillating means to go back and forward, like a pendulum.</text:p>
      <text:p text:style-name="P4"/>
      <text:p text:style-name="P4">3- Plastic pipes are made by forcing plastic through a die<text:line-break/><text:line-break/>4- Many mechanisms are mention, some of them are: Taps, switches, clocks, paper trimmer.</text:p>
      <text:p text:style-name="P4"/>
      <text:p text:style-name="P5">5- The crankshaft is used to convert the reciprocating motion into a rotary motion.</text:p>
      <text:p text:style-name="P5"/>
      <text:p text:style-name="P5">6- A hydraulic press is a machine that produces linear movement</text:p>
      <text:p text:style-name="P5"/>
      <text:p text:style-name="P6">7- The panels of a car body are formed by pressing sheets of steel into shape and then placing them on the car.<text:line-break/></text:p>
      <text:p text:style-name="P7">8- Mechanisms provide a larger amount of force than humans can, and this is used in different production lines where a large amount of it is required.<text:line-break/><text:line-break/><text:span text:style-name="T3">Writing:<text:line-break/></text:span></text:p>
      <text:p text:style-name="P19">1- Mechanisms are important to us because the allow us to travel</text:p>
      <text:p text:style-name="P19">2- Mechanisms deliver the power to do work so the play a vital tole in industry</text:p>
      <text:p text:style-name="P19">3- Friction is sometimes a help however it is often a hindrance</text:p>
      <text:p text:style-name="P7"/>
      <text:p text:style-name="P9">Task 4:</text:p>
      <text:p text:style-name="P9"/>
      <text:p text:style-name="P10">1- Copper is highly conductive therefore it is used for electric wiring.</text:p>
      <text:p text:style-name="P10">2- Weight is measured in newtons however mass is measured in kilograms.</text:p>
      <text:p text:style-name="P10">3- Nylon is used for bearings because <text:span text:style-name="T4">it is used for safety helmets.</text:span></text:p>
      <text:p text:style-name="P10">4- ABS has high impact strength <text:span text:style-name="T4">that’s why it is used for safety helmets.</text:span></text:p>
      <text:p text:style-name="P11">5- The foot pump is a class 2 lever because the load is between the effort and the fulcrum.</text:p>
      <text:p text:style-name="P12">6- Friction is essential in brakes but friction is a nuisance in an engine</text:p>
      <text:p text:style-name="P13">7- The upper surface of a beam is in compression <text:span text:style-name="T5">but the lower surface is in tension.</text:span></text:p>
      <text:p text:style-name="P14">8- Concrete beams have steel rods near the lower surface since concrete is weak in tension.</text:p>
      <text:p text:style-name="P14"/>
      <text:p text:style-name="P15">Task <text:span text:style-name="T6">5:</text:span></text:p>
      <text:p text:style-name="P15"/>
      <text:p text:style-name="P16">1- g</text:p>
      <text:p text:style-name="P16">2- <text:span text:style-name="T8">d</text:span></text:p>
      <text:p text:style-name="P16">3- h</text:p>
      <text:p text:style-name="P16"><text:soft-page-break/>4- f</text:p>
      <text:p text:style-name="P16">5- a</text:p>
      <text:p text:style-name="P16">6- e</text:p>
      <text:p text:style-name="P16">7- c</text:p>
      <text:p text:style-name="P16">8- b</text:p>
      <text:p text:style-name="P16"/>
      <text:p text:style-name="P17">Task 6:</text:p>
      <text:p text:style-name="P17"/>
      <text:p text:style-name="P17">This simple mechanism transforms rotating motion into oscillating motion. The oscillating rod has a fix point in the ground. The other point of it is connected to another rod that translates the movement of a spinning wheel. <text:span text:style-name="T7">The circle motion moves the middle rod pushing the oscillating back and forth.</text:span></text:p>
      <text:p text:style-name="P17"/>
      <text:p text:style-name="P20">Task 7:</text:p>
      <text:p text:style-name="P21"/>
      <text:p text:style-name="P22">Las levas son piezas formadas de metal o plastico que estan agarradas o forman parte de un eje rotante. Un seguidor es sostenido contra la leva, por su propio peso o por un resorte. Mientras la leva rota, el segudor se mueve. La manera en la que se mueve y la distancia depende de la forma de la leva. Las levas rotantes son las mas comunes. Son usadas para cambiar movimiento rotacional a movimiento reciproco o oscila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22:54.879452049</meta:creation-date>
    <dc:date>2021-09-14T18:47:56.077047072</dc:date>
    <meta:editing-duration>PT1H41M33S</meta:editing-duration>
    <meta:editing-cycles>21</meta:editing-cycles>
    <meta:generator>LibreOffice/7.1.5.2$Linux_X86_64 LibreOffice_project/10$Build-2</meta:generator>
    <meta:document-statistic meta:table-count="0" meta:image-count="0" meta:object-count="0" meta:page-count="2" meta:paragraph-count="37" meta:word-count="456" meta:character-count="2446" meta:non-whitespace-character-count="2021"/>
  </office:meta>
</office:document-meta>
</file>